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762cm" fo:min-width="0.512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3cm" svg:stroke-color="#000000" draw:marker-start-width="0.25cm" draw:marker-end="Linienspitzen_20_1" draw:marker-end-width="0.25cm" draw:fill="none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stroke="solid" draw:stroke-dash="Double_20_Dash_20__28_Rounded_29_" svg:stroke-width="0.05cm" svg:stroke-color="#000000" draw:marker-start-width="0.28cm" draw:marker-end-width="0.28cm" svg:stroke-linecap="round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2.45cm" fo:min-width="0.7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2.5cm" fo:min-width="0.75cm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Double_20_Dash_20__28_Rounded_29_" svg:stroke-width="0.05cm" svg:stroke-color="#000000" draw:marker-start-width="0.28cm" draw:marker-end-width="0.28cm" svg:stroke-linecap="round" draw:fill="none" draw:textarea-horizontal-align="justify" draw:textarea-vertical-align="middle" draw:auto-grow-height="false" fo:min-height="9.1cm" fo:min-width="5.75cm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25cm" fo:min-width="0.376cm" fo:padding-top="0.15cm" fo:padding-bottom="0.15cm" fo:padding-left="0.275cm" fo:padding-right="0.27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.5cm" svg:height="1.5cm" svg:x="3.375cm" svg:y="0.8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625cm" svg:y1="2.1cm" svg:x2="4.625cm" svg:y2="1.1cm">
            <text:p/>
          </draw:line>
        </draw:g>
        <draw:custom-shape draw:style-name="gr3" draw:text-style-name="P3" draw:layer="layout" svg:width="0.15cm" svg:height="0.15cm" svg:x="2.005cm" svg:y="11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3.85cm" svg:y1="11.12cm" svg:x2="2.2cm" svg:y2="11.12cm">
          <text:p/>
        </draw:line>
        <draw:custom-shape draw:style-name="gr3" draw:text-style-name="P3" draw:layer="layout" svg:width="0.15cm" svg:height="0.15cm" svg:x="13.8cm" svg:y="7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5cm" svg:height="0.15cm" svg:x="13.8cm" svg:y="6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8§latex§$U_{o}$§svg§600§TRUE§</svg:desc>
          <draw:g>
            <draw:path draw:style-name="gr5" draw:text-style-name="P4" draw:layer="layout" svg:width="0.435cm" svg:height="0.442cm" svg:x="13.681cm" svg:y="7.251cm" svg:viewBox="0 0 436 443" svg:d="M357 66c6-27 18-44 68-46 2 0 11 0 11-13-3-2 0-7-9-7-20 0-43 2-64 2-22 0-45-2-65-2-4 0-11 0-11 13 0 7 6 7 11 7 36 0 43 14 43 27 0 1-2 12-2 14-19 75-38 149-57 224-22 82-94 138-156 138-43 0-78-27-78-82 3-17 0-20 8-49 20-81 40-162 61-244 5-23 7-28 52-28 16 0 21 0 21-13 0-7-7-7-9-7-18 0-63 2-80 2-18 0-63-2-81-2-6 0-13 0-13 13 0 7 7 7 18 7 2 0 14 0 25 2 11 0 16 1 16 8 0 4-7 31-10 45-5 19-10 37-15 56-5 23-36 143-37 154-4 18-4 27-4 38 0 75 56 120 122 120 79 0 158-72 180-154 18-74 37-149 55-223z">
              <text:p/>
            </draw:path>
            <draw:path draw:style-name="gr5" draw:text-style-name="P4" draw:layer="layout" svg:width="0.205cm" svg:height="0.196cm" svg:x="14.096cm" svg:y="7.581cm" svg:viewBox="0 0 206 197" svg:d="M206 75c0-48-35-75-79-75-66 0-127 61-127 120 0 45 32 77 81 77 63 0 125-57 125-122zM81 185c-24 0-45-15-45-49 0-18 9-61 25-86 20-27 45-39 65-39 25 0 45 16 45 50 0 9-6 54-26 84-16 25-43 40-64 40z">
              <text:p/>
            </draw:path>
          </draw:g>
        </draw:g>
        <draw:g>
          <svg:title>TexMaths</svg:title>
          <svg:desc>18§latex§$U_{E}$§svg§600§TRUE§</svg:desc>
          <draw:g>
            <draw:path draw:style-name="gr5" draw:text-style-name="P4" draw:layer="layout" svg:width="0.436cm" svg:height="0.442cm" svg:x="1.975cm" svg:y="6.873cm" svg:viewBox="0 0 437 443" svg:d="M358 66c5-25 18-44 68-46 2 0 11 0 11-13-3-2 0-7-9-7-20 0-44 2-65 2-22 0-45-2-65-2-3 0-11 0-11 13 0 7 6 7 11 7 36 0 43 14 43 27 0 1-1 12-1 14-20 75-39 150-58 224-21 85-93 139-156 139-43 0-77-27-77-81 0-2 0-22 7-50 20-82 40-163 61-245 5-21 7-28 52-28 16 0 21 0 21-13 0-7-7-7-9-7-16 0-62 2-79 2-19 0-64-2-82-2-6 0-11 0-11 13 0 7 5 7 16 7 2 0 15 0 25 2 11 0 16 1 16 9 0 3-7 30-10 44-4 19-9 37-13 56-7 25-36 144-39 154-4 18-4 29-4 38 0 75 57 120 122 120 81 0 158-71 180-154 18-74 37-148 56-223z">
              <text:p/>
            </draw:path>
            <draw:path draw:style-name="gr5" draw:text-style-name="P4" draw:layer="layout" svg:width="0.339cm" svg:height="0.299cm" svg:x="2.393cm" svg:y="7.097cm" svg:viewBox="0 0 340 300" svg:d="M318 197c4-5 2-4 4-7 0-3-2-7-9-7-2 1-2 0-4 2s-2 2-7 12c-29 65-52 87-124 87-25 0-49 0-74 0-14 0-14 0-14-4 0-2 0-4 2-11 9-39 19-78 28-116 17 0 34 0 51 0 34 0 39 5 39 19 0 6-2 13-3 20 0 4 0 4 0 5 2 2 0 6 7 6 5 0 7-2 9-9 8-32 15-65 23-97 2-5 1-4 2-5 0-6-4-8-7-8-7 0-7 2-9 13-9 34-24 39-61 39-15 0-30 0-45 0 8-34 17-69 25-104 4-14 4-16 23-16 24 0 48 0 72 0 58 0 72 13 72 52 0 11-2 24-2 27 0 4 2 7 7 7 8 0 8-3 9-12 3-25 5-51 8-76 1-14-2-14-13-14-81 0-162 0-243 0-9 0-14 0-14 11 0 5 5 5 14 5 8 0 9 0 18 2 8 0 9 2 9 5 0 4-1 8-1 11-20 77-39 153-58 230-5 16-5 20-39 20-8 0-13 0-13 9 0 7 5 7 13 7 83 0 166 0 249 0 11 0 11 0 15-9 13-31 27-62 41-94z">
              <text:p/>
            </draw:path>
          </draw:g>
        </draw:g>
        <draw:line draw:style-name="gr6" draw:text-style-name="P2" draw:layer="layout" svg:x1="5.875cm" svg:y1="3.85cm" svg:x2="5.875cm" svg:y2="11.15cm">
          <text:p/>
        </draw:line>
        <draw:line draw:style-name="gr6" draw:text-style-name="P2" draw:layer="layout" svg:x1="13.85cm" svg:y1="8.1cm" svg:x2="13.85cm" svg:y2="11.1cm">
          <text:p/>
        </draw:line>
        <draw:line draw:style-name="gr6" draw:text-style-name="P2" draw:layer="layout" svg:x1="13.85cm" svg:y1="3.8cm" svg:x2="13.85cm" svg:y2="6.8cm">
          <text:p/>
        </draw:line>
        <draw:line draw:style-name="gr4" draw:text-style-name="P2" draw:layer="layout" svg:x1="13.85cm" svg:y1="3.82cm" svg:x2="2.1cm" svg:y2="3.82cm">
          <text:p/>
        </draw:line>
        <draw:custom-shape draw:style-name="gr7" draw:text-style-name="P5" draw:layer="layout" svg:width="1.25cm" svg:height="2.75cm" draw:transform="rotate (1.5707963267949) translate (8.5cm 4.4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5cm" svg:height="0.15cm" svg:x="2.006cm" svg:y="3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25cm" svg:height="2.75cm" svg:x="5.25cm" svg:y="5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25cm" svg:height="9.35cm" svg:x="1.15cm" svg:y="2.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8§latex§$R_{V}$§svg§600§TRUE§</svg:desc>
          <draw:g>
            <draw:path draw:style-name="gr5" draw:text-style-name="P4" draw:layer="layout" svg:width="0.448cm" svg:height="0.442cm" svg:x="9.575cm" svg:y="3.577cm" svg:viewBox="0 0 449 443" svg:d="M210 43c4-14 6-21 18-23 6 0 25 0 38 0 45 0 115 0 115 63 0 21-11 64-36 88-16 17-48 37-106 37-23 0-47 0-70 0 14-55 28-110 41-165zM300 215c65-12 139-57 139-120 0-54-56-95-139-95-60 0-120 0-180 0-12 0-18 0-18 13 0 7 6 7 18 7 8 0 13 0 24 2 11 0 16 1 16 9 0 3 0 5-2 12-28 113-56 225-84 338-7 25-7 30-58 30-11 0-16 0-16 13 0 5 5 3 7 5 18 0 64-2 81-2s61 2 79 2c6 0 13 0 13-13 0-5-6-5-18-5-24 0-40 0-40-12 0-4 0-8 2-11 14-56 28-112 41-167 26 0 51 0 76 0 56 0 68 36 68 57 0 11-5 29-9 43-5 18-11 42-11 54 0 68 76 68 85 68 54 0 75-62 75-71 0-8-4-5-7-8-5 0-7 4-9 9-16 45-43 56-57 56-20 0-26-13-26-38 0-19 4-52 8-71 0-9 1-20 1-29 0-49-41-68-59-76z">
              <text:p/>
            </draw:path>
            <draw:path draw:style-name="gr5" draw:text-style-name="P4" draw:layer="layout" svg:width="0.344cm" svg:height="0.31cm" svg:x="10.062cm" svg:y="3.8cm" svg:viewBox="0 0 345 311" svg:d="M280 54c17-25 31-36 54-38 6 0 11 0 11-9 0-2-2-7-7-7-11 0-23 2-34 2-15 0-33-2-47-2-4 0-9 2-9 11 0 5 7 5 9 5 14 2 18 7 18 13 0 7-4 10-9 18-48 71-96 142-144 213-13-75-26-149-39-224-2-5-2-5-2-7 0-13 25-13 27-13 9 0 14 0 14-9-2-2 0-7-7-7-13 0-45 2-57 2-11 0-38-2-49-2-4 0-9 2-9 11 0 5 5 5 11 5 25 0 25 4 27 15 16 89 32 178 48 267 2 9 2 13 11 13s11-4 14-11c57-82 113-164 169-246z">
              <text:p/>
            </draw:path>
          </draw:g>
        </draw:g>
        <draw:g>
          <svg:title>TexMaths</svg:title>
          <svg:desc>18§latex§$R_{i}$§svg§600§TRUE§</svg:desc>
          <draw:g>
            <draw:path draw:style-name="gr5" draw:text-style-name="P4" draw:layer="layout" svg:width="0.45cm" svg:height="0.442cm" svg:x="5.576cm" svg:y="6.874cm" svg:viewBox="0 0 451 443" svg:d="M210 43c6-14 7-21 18-23 5 0 27 0 40 0 45 0 113 0 113 62 0 20-9 65-34 88-17 16-51 38-106 38-24 0-47 0-70 0 13-55 26-110 39-165zM302 215c63-14 138-57 138-120 0-56-57-95-138-95-60 0-120 0-180 0-12 0-18 0-18 13 0 7 6 7 16 7 2 0 15 0 25 2 11 0 17 1 17 8 0 4 0 6-2 13-28 112-56 225-85 337-7 23-7 29-57 29-11 0-18 0-18 12 0 7 6 5 9 7 18 0 62-1 79-1s63 1 81 1c5 0 12 0 12-12 0-7-5-7-18-7-23 0-41 0-41-11 0-4 2-7 2-11 14-55 29-111 43-167 25 0 49 0 74 0 57 0 68 36 68 58 0 9-4 29-7 43-6 18-11 41-11 54 0 68 75 68 84 68 52 0 76-65 76-72 0-9-7-9-9-9-6 0-6 5-7 9-17 47-43 57-58 57-21 0-25-14-25-37 0-20 4-52 5-72 2-9 4-21 4-30 0-49-43-67-59-74z">
              <text:p/>
            </draw:path>
            <draw:path draw:style-name="gr5" draw:text-style-name="P4" draw:layer="layout" svg:width="0.132cm" svg:height="0.295cm" svg:x="6.05cm" svg:y="7.105cm" svg:viewBox="0 0 133 296" svg:d="M122 16c0-5-5-16-18-16-12 0-25 11-25 25 0 7 5 16 18 16s25-12 25-25zM32 240c-1 6-5 11-5 18 0 22 18 38 43 38 43 0 63-61 63-67 0-7-5-7-7-7-6 0-7 4-9 7-9 36-29 54-47 54-9 0-11-5-11-14 0-11 4-20 7-29 6-12 9-23 15-36 3-10 20-50 21-55 2-4 4-9 4-15 0-19-18-35-43-35-43 0-63 59-63 66 0 5 5 5 7 5 6 0 7-2 7-7 13-38 31-54 47-54 7 0 13 4 13 16 0 11-4 17-15 43-9 24-18 48-27 72z">
              <text:p/>
            </draw:path>
          </draw:g>
        </draw:g>
        <draw:custom-shape draw:style-name="gr10" draw:text-style-name="P5" draw:layer="layout" svg:width="1.75cm" svg:height="1.5cm" draw:transform="rotate (1.5707963267949) translate (3.225cm 4.6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4-10T15:49:07.679815870</dc:date>
    <meta:editing-duration>PT4H32M39S</meta:editing-duration>
    <meta:editing-cycles>47</meta:editing-cycles>
    <meta:generator>LibreOffice/7.3.7.2$Linux_X86_64 LibreOffice_project/30$Build-2</meta:generator>
    <meta:document-statistic meta:object-count="32"/>
  </office:meta>
</office:document-meta>
</file>